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PCR <text:s text:c="2"/>(+)</text:p>
          </table:table-cell>
          <table:table-cell office:value-type="string" calcext:value-type="string">
            <text:p>PRUEBA RÁPIDA (+)</text:p>
          </table:table-cell>
          <table:table-cell office:value-type="string" calcext:value-type="string">
            <text:p>TOTAL CASOS (+)</text:p>
          </table:table-cell>
          <table:table-cell office:value-type="string" calcext:value-type="string">
            <text:p>FALLECIDOS</text:p>
          </table:table-cell>
          <table:table-cell table:style-name="Default" office:value-type="string" calcext:value-type="string">
            <text:p>LETALIDAD (%)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LIMA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 office:value-type="percentage" office:value="0.0213" calcext:value-type="percentage">
            <text:p>2.13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PIURA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 office:value-type="percentage" office:value="0.0494" calcext:value-type="percentage">
            <text:p>4.94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CALLAO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 office:value-type="percentage" office:value="0.0282" calcext:value-type="percentage">
            <text:p>2.82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LAMBAYEQUE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 office:value-type="percentage" office:value="0.0615" calcext:value-type="percentage">
            <text:p>6.15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LA LIBERTAD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 office:value-type="percentage" office:value="0.0431" calcext:value-type="percentage">
            <text:p>4.31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UCAYALI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 office:value-type="percentage" office:value="0.0203" calcext:value-type="percentage">
            <text:p>2.03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ANCASH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 office:value-type="percentage" office:value="0.0578" calcext:value-type="percentage">
            <text:p>5.78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LORETO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 office:value-type="percentage" office:value="0.0444" calcext:value-type="percentage">
            <text:p>4.44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AREQUIPA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 office:value-type="percentage" office:value="0.0178" calcext:value-type="percentage">
            <text:p>1.78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ICA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 office:value-type="percentage" office:value="0.0648" calcext:value-type="percentage">
            <text:p>6.48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JUNIN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 office:value-type="percentage" office:value="0.0142" calcext:value-type="percentage">
            <text:p>1.42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SAN MARTIN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 office:value-type="percentage" office:value="0.0182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TUMBES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 office:value-type="percentage" office:value="0.0547" calcext:value-type="percentage">
            <text:p>5.47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HUANUCO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 office:value-type="percentage" office:value="0.0171" calcext:value-type="percentage">
            <text:p>1.71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CUSCO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 office:value-type="percentage" office:value="0.0037" calcext:value-type="percentage">
            <text:p>0.37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AMAZONAS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 office:value-type="percentage" office:value="0.0271" calcext:value-type="percentage">
            <text:p>2.71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CAJAMARCA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 office:value-type="percentage" office:value="0.0122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MOQUEGUA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 office:value-type="percentage" office:value="0.0069" calcext:value-type="percentage">
            <text:p>0.69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AYACUCHO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 office:value-type="percentage" office:value="0.0107" calcext:value-type="percentage">
            <text:p>1.07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PASCO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percentage" office:value="0.0186" calcext:value-type="percentage">
            <text:p>1.86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MADRE DE DIOS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 office:value-type="percentage" office:value="0.0166" calcext:value-type="percentage">
            <text:p>1.66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HUANCAVELICA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 office:value-type="percentage" office:value="0.0082" calcext:value-type="percentage">
            <text:p>0.82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TACNA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 office:value-type="percentage" office:value="0.0087" calcext:value-type="percentage">
            <text:p>0.87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PUNO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 office:value-type="percentage" office:value="0.0171" calcext:value-type="percentage">
            <text:p>1.71%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APURIMAC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 office:value-type="percentage" office:value="0.0219" calcext:value-type="percentage">
            <text:p>2.1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6-11T16:31:18.297041224</meta:creation-date>
    <dc:date>2020-06-11T16:34:23.808476019</dc:date>
    <dc:creator>Jesus Castagnetto</dc:creator>
    <meta:editing-duration>PT3M6S</meta:editing-duration>
    <meta:editing-cycles>1</meta:editing-cycles>
    <meta:document-statistic meta:table-count="1" meta:cell-count="182" meta:object-count="0"/>
    <meta:generator>LibreOffice/6.4.3.2$Linux_X86_64 LibreOffice_project/40$Build-2</meta:generator>
  </office:meta>
</office:document-meta>
</file>